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bedded Linux Homework 8 Memo</text:p>
      <text:p text:style-name="Standard"/>
      <text:p text:style-name="Standard">To: <text:s/>Dr. Yoder</text:p>
      <text:p text:style-name="Standard">From: <text:s/>Mark Morrison</text:p>
      <text:p text:style-name="Standard">Date: <text:s/>20 October 2014</text:p>
      <text:p text:style-name="Standard">Subject: <text:s/>Embedded Linux Homework 8</text:p>
      <text:p text:style-name="Standard"/>
      <text:p text:style-name="Standard">My edited Kconfig file is in my github repository. <text:s/>After reinstalling my own kernel, the output of uname -a was “Linux beaglebone 3.8.13-morrison1 #2 SMP Sun Oct 19 18:55:41 EDT 2014 armv7l GNU/Linux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Morrison</meta:initial-creator>
    <meta:creation-date>2014-09-10T20:18:10</meta:creation-date>
    <dc:date>2014-10-19T19:20:39</dc:date>
    <dc:creator>Mark Morrison</dc:creator>
    <meta:editing-duration>PT1H36M4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1" meta:paragraph-count="6" meta:word-count="53" meta:character-count="323" meta:non-whitespace-character-count="271"/>
  </office:meta>
</office:document-meta>
</file>